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4.392cm" style:rel-column-width="16918*"/>
    </style:style>
    <style:style style:name="Таблица1.B" style:family="table-column">
      <style:table-column-properties style:column-width="8.176cm" style:rel-column-width="31493*"/>
    </style:style>
    <style:style style:name="Таблица1.C" style:family="table-column">
      <style:table-column-properties style:column-width="4.445cm" style:rel-column-width="1712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4.392cm" style:rel-column-width="16918*"/>
    </style:style>
    <style:style style:name="Таблица2.B" style:family="table-column">
      <style:table-column-properties style:column-width="8.176cm" style:rel-column-width="31493*"/>
    </style:style>
    <style:style style:name="Таблица2.C" style:family="table-column">
      <style:table-column-properties style:column-width="4.445cm" style:rel-column-width="1712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Параметры" style:family="table">
      <style:table-properties style:width="17.013cm" fo:margin-left="0cm" fo:margin-right="-0.012cm" table:align="margins"/>
    </style:style>
    <style:style style:name="Параметры.A" style:family="table-column">
      <style:table-column-properties style:column-width="4.392cm" style:rel-column-width="16918*"/>
    </style:style>
    <style:style style:name="Параметры.B" style:family="table-column">
      <style:table-column-properties style:column-width="8.176cm" style:rel-column-width="31493*"/>
    </style:style>
    <style:style style:name="Параметры.C" style:family="table-column">
      <style:table-column-properties style:column-width="4.445cm" style:rel-column-width="17124*"/>
    </style:style>
    <style:style style:name="Параметры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араметры.C1" style:family="table-cell">
      <style:table-cell-properties fo:padding="0.097cm" fo:border="0.002cm solid #000000"/>
    </style:style>
    <style:style style:name="Параметры.A2" style:family="table-cell">
      <style:table-cell-properties fo:padding="0.097cm" fo:border-left="0.002cm solid #000000" fo:border-right="none" fo:border-top="none" fo:border-bottom="0.002cm solid #000000"/>
    </style:style>
    <style:style style:name="Параметры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Параметры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392cm" style:rel-column-width="16918*"/>
    </style:style>
    <style:style style:name="Таблица3.B" style:family="table-column">
      <style:table-column-properties style:column-width="8.176cm" style:rel-column-width="31493*"/>
    </style:style>
    <style:style style:name="Таблица3.C" style:family="table-column">
      <style:table-column-properties style:column-width="4.445cm" style:rel-column-width="17124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4.392cm" style:rel-column-width="16918*"/>
    </style:style>
    <style:style style:name="Таблица4.B" style:family="table-column">
      <style:table-column-properties style:column-width="8.176cm" style:rel-column-width="31493*"/>
    </style:style>
    <style:style style:name="Таблица4.C" style:family="table-column">
      <style:table-column-properties style:column-width="4.445cm" style:rel-column-width="1712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4.392cm" style:rel-column-width="16918*"/>
    </style:style>
    <style:style style:name="Таблица5.B" style:family="table-column">
      <style:table-column-properties style:column-width="8.176cm" style:rel-column-width="31493*"/>
    </style:style>
    <style:style style:name="Таблица5.C" style:family="table-column">
      <style:table-column-properties style:column-width="4.445cm" style:rel-column-width="1712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3.836cm" style:rel-column-width="14778*"/>
    </style:style>
    <style:style style:name="Таблица6.B" style:family="table-column">
      <style:table-column-properties style:column-width="10.742cm" style:rel-column-width="41379*"/>
    </style:style>
    <style:style style:name="Таблица6.C" style:family="table-column">
      <style:table-column-properties style:column-width="2.434cm" style:rel-column-width="937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4.392cm" style:rel-column-width="16918*"/>
    </style:style>
    <style:style style:name="Таблица7.B" style:family="table-column">
      <style:table-column-properties style:column-width="8.176cm" style:rel-column-width="31493*"/>
    </style:style>
    <style:style style:name="Таблица7.C" style:family="table-column">
      <style:table-column-properties style:column-width="4.445cm" style:rel-column-width="1712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4.392cm" style:rel-column-width="16918*"/>
    </style:style>
    <style:style style:name="Таблица8.B" style:family="table-column">
      <style:table-column-properties style:column-width="8.176cm" style:rel-column-width="31493*"/>
    </style:style>
    <style:style style:name="Таблица8.C" style:family="table-column">
      <style:table-column-properties style:column-width="4.445cm" style:rel-column-width="1712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4.392cm" style:rel-column-width="16918*"/>
    </style:style>
    <style:style style:name="Таблица9.B" style:family="table-column">
      <style:table-column-properties style:column-width="8.176cm" style:rel-column-width="31493*"/>
    </style:style>
    <style:style style:name="Таблица9.C" style:family="table-column">
      <style:table-column-properties style:column-width="4.445cm" style:rel-column-width="1712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C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7.013cm" fo:margin-left="0cm" fo:margin-right="-0.012cm" table:align="margins"/>
    </style:style>
    <style:style style:name="Таблица10.A" style:family="table-column">
      <style:table-column-properties style:column-width="4.392cm" style:rel-column-width="16918*"/>
    </style:style>
    <style:style style:name="Таблица10.B" style:family="table-column">
      <style:table-column-properties style:column-width="8.176cm" style:rel-column-width="31493*"/>
    </style:style>
    <style:style style:name="Таблица10.C" style:family="table-column">
      <style:table-column-properties style:column-width="4.445cm" style:rel-column-width="17124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C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13cm" fo:margin-left="0cm" fo:margin-right="-0.012cm" table:align="margins"/>
    </style:style>
    <style:style style:name="Таблица11.A" style:family="table-column">
      <style:table-column-properties style:column-width="4.39cm" style:rel-column-width="16912*"/>
    </style:style>
    <style:style style:name="Таблица11.B" style:family="table-column">
      <style:table-column-properties style:column-width="8.176cm" style:rel-column-width="31493*"/>
    </style:style>
    <style:style style:name="Таблица11.C" style:family="table-column">
      <style:table-column-properties style:column-width="4.447cm" style:rel-column-width="17130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013cm" fo:margin-left="0cm" fo:margin-right="-0.012cm" table:align="margins"/>
    </style:style>
    <style:style style:name="Таблица12.A" style:family="table-column">
      <style:table-column-properties style:column-width="4.392cm" style:rel-column-width="16918*"/>
    </style:style>
    <style:style style:name="Таблица12.B" style:family="table-column">
      <style:table-column-properties style:column-width="8.176cm" style:rel-column-width="31493*"/>
    </style:style>
    <style:style style:name="Таблица12.C" style:family="table-column">
      <style:table-column-properties style:column-width="4.445cm" style:rel-column-width="17124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392cm" style:rel-column-width="16918*"/>
    </style:style>
    <style:style style:name="Таблица13.B" style:family="table-column">
      <style:table-column-properties style:column-width="8.176cm" style:rel-column-width="31493*"/>
    </style:style>
    <style:style style:name="Таблица13.C" style:family="table-column">
      <style:table-column-properties style:column-width="4.445cm" style:rel-column-width="17124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7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<text:span text:style-name="T2">FV</text:span>300</text:p>
      <text:p text:style-name="P8"/>
      <text:p text:style-name="P8"/>
      <text:p text:style-name="P8"/>
      <text:p text:style-name="P8"/>
      <text:p text:style-name="P8">Запрос типа устройства и идентификатора.</text:p>
      <text:p text:style-name="P8"/>
      <text:p text:style-name="P5"><text:span text:style-name="T1">Команда:</text:span> 1</text:p>
      <text:p text:style-name="P3"/>
      <text:p text:style-name="P11">Параметры команд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Формат</text:p>
          </table:table-cell>
          <table:table-cell table:style-name="Таблица1.C1" office:value-type="string">
            <text:p text:style-name="P14">Размер (байт)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">Наименование</text:p>
          </table:table-cell>
          <table:table-cell table:style-name="Таблица2.A1" office:value-type="string">
            <text:p text:style-name="P4">Формат</text:p>
          </table:table-cell>
          <table:table-cell table:style-name="Таблица2.C1" office:value-type="string">
            <text:p text:style-name="P14">Размер (байт)</text:p>
          </table:table-cell>
        </table:table-row>
        <table:table-row>
          <table:table-cell table:style-name="Таблица2.A2" office:value-type="string">
            <text:p text:style-name="P6">Тип</text:p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float" office:value="1">
            <text:p text:style-name="P15">1</text:p>
          </table:table-cell>
        </table:table-row>
        <table:table-row>
          <table:table-cell table:style-name="Таблица2.A2" office:value-type="string">
            <text:p text:style-name="P6">Идентификатор</text:p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float" office:value="1">
            <text:p text:style-name="P15">1</text:p>
          </table:table-cell>
        </table:table-row>
      </table:table>
      <text:p text:style-name="P9"/>
      <text:p text:style-name="P8"/>
      <text:p text:style-name="P8"/>
      <text:p text:style-name="P8">Данные конфигурации для <text:span text:style-name="T2">FV300</text:span>.</text:p>
      <text:p text:style-name="P2"/>
      <text:p text:style-name="P2"/>
      <text:p text:style-name="P2"/>
      <text:p text:style-name="P5"><text:span text:style-name="T1">Команда:</text:span> 2</text:p>
      <text:p text:style-name="P3"/>
      <text:p text:style-name="P11">Параметры команды:</text:p>
      <table:table table:name="Параметры" table:style-name="Параметры">
        <table:table-column table:style-name="Параметры.A"/>
        <table:table-column table:style-name="Параметры.B"/>
        <table:table-column table:style-name="Параметры.C"/>
        <table:table-row>
          <table:table-cell table:style-name="Параметры.A1" office:value-type="string">
            <text:p text:style-name="P4">Наименование</text:p>
          </table:table-cell>
          <table:table-cell table:style-name="Параметры.A1" office:value-type="string">
            <text:p text:style-name="P4">Формат</text:p>
          </table:table-cell>
          <table:table-cell table:style-name="Параметры.C1" office:value-type="string">
            <text:p text:style-name="P14">Размер (байт)</text:p>
          </table:table-cell>
        </table:table-row>
        <table:table-row>
          <table:table-cell table:style-name="Параметры.A2" office:value-type="string">
            <text:p text:style-name="P2">Количество плат</text:p>
          </table:table-cell>
          <table:table-cell table:style-name="Параметры.A2" office:value-type="string">
            <text:p text:style-name="P1"/>
          </table:table-cell>
          <table:table-cell table:style-name="Параметры.C2" office:value-type="float" office:value="1">
            <text:p text:style-name="P13">1</text:p>
          </table:table-cell>
        </table:table-row>
        <table:table-row>
          <table:table-cell table:style-name="Параметры.A2" office:value-type="string">
            <text:p text:style-name="P2">Список адресов</text:p>
          </table:table-cell>
          <table:table-cell table:style-name="Параметры.A2" office:value-type="string">
            <text:p text:style-name="P2">Каждый байт — адрес устройства</text:p>
          </table:table-cell>
          <table:table-cell table:style-name="Параметры.C3" office:value-type="string">
            <text:p text:style-name="P2">Количество устройств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">Наименование</text:p>
          </table:table-cell>
          <table:table-cell table:style-name="Таблица3.A1" office:value-type="string">
            <text:p text:style-name="P4">Формат</text:p>
          </table:table-cell>
          <table:table-cell table:style-name="Таблица3.C1" office:value-type="string">
            <text:p text:style-name="P14">Размер (байт)</text:p>
          </table:table-cell>
        </table:table-row>
        <table:table-row>
          <table:table-cell table:style-name="Таблица3.A2" office:value-type="string">
            <text:p text:style-name="P6">Результат</text:p>
          </table:table-cell>
          <table:table-cell table:style-name="Таблица3.A2" office:value-type="string">
            <text:p text:style-name="P6">0 — нормально, не 0 — не нормально</text:p>
          </table:table-cell>
          <table:table-cell table:style-name="Таблица3.C2" office:value-type="float" office:value="1">
            <text:p text:style-name="P15">1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8"><text:soft-page-break/>Запрос состояний.</text:p>
      <text:p text:style-name="P8"/>
      <text:p text:style-name="P5"><text:span text:style-name="T1">Команда:</text:span> 3</text:p>
      <text:p text:style-name="P3"/>
      <text:p text:style-name="P11">Параметры команды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">Наименование</text:p>
          </table:table-cell>
          <table:table-cell table:style-name="Таблица4.A1" office:value-type="string">
            <text:p text:style-name="P4">Формат</text:p>
          </table:table-cell>
          <table:table-cell table:style-name="Таблица4.C1" office:value-type="string">
            <text:p text:style-name="P14">Размер (байт)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">Наименование</text:p>
          </table:table-cell>
          <table:table-cell table:style-name="Таблица5.A1" office:value-type="string">
            <text:p text:style-name="P4">Формат</text:p>
          </table:table-cell>
          <table:table-cell table:style-name="Таблица5.C1" office:value-type="string">
            <text:p text:style-name="P14">Размер (байт)</text:p>
          </table:table-cell>
        </table:table-row>
        <table:table-row>
          <table:table-cell table:style-name="Таблица5.A2" office:value-type="string">
            <text:p text:style-name="P6">Состояние завершения инициализации устройства</text:p>
          </table:table-cell>
          <table:table-cell table:style-name="Таблица5.A2" office:value-type="string">
            <text:p text:style-name="P7">0 — инициализайия не завершена</text:p>
            <text:p text:style-name="P7">1 — инициализация завершена</text:p>
          </table:table-cell>
          <table:table-cell table:style-name="Таблица5.C2" office:value-type="float" office:value="1">
            <text:p text:style-name="P15">1</text:p>
          </table:table-cell>
        </table:table-row>
        <table:table-row>
          <table:table-cell table:style-name="Таблица5.A2" office:value-type="string">
            <text:p text:style-name="P6">Состояние завершения обновления информации об очагах</text:p>
          </table:table-cell>
          <table:table-cell table:style-name="Таблица5.A2" office:value-type="string">
            <text:p text:style-name="P7">0 — в процессе</text:p>
            <text:p text:style-name="P7">1 - завершено</text:p>
          </table:table-cell>
          <table:table-cell table:style-name="Таблица5.C2" office:value-type="float" office:value="1">
            <text:p text:style-name="P15">1</text:p>
          </table:table-cell>
        </table:table-row>
      </table:table>
      <text:p text:style-name="P9"/>
      <text:p text:style-name="P9"/>
      <text:p text:style-name="P9"/>
      <text:p text:style-name="P9"/>
      <text:p text:style-name="P8">Установка списка датчиков для обновления информации об очагах.</text:p>
      <text:p text:style-name="P8"/>
      <text:p text:style-name="P5"><text:span text:style-name="T1">Команда:</text:span> 4</text:p>
      <text:p text:style-name="P3"/>
      <text:p text:style-name="P11">Параметры команды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4">Наименование</text:p>
          </table:table-cell>
          <table:table-cell table:style-name="Таблица6.A1" office:value-type="string">
            <text:p text:style-name="P4">Формат</text:p>
          </table:table-cell>
          <table:table-cell table:style-name="Таблица6.C1" office:value-type="string">
            <text:p text:style-name="P14">Размер (байт)</text:p>
          </table:table-cell>
        </table:table-row>
        <table:table-row>
          <table:table-cell table:style-name="Таблица6.A2" office:value-type="string">
            <text:p text:style-name="P6">Список датчиков</text:p>
          </table:table-cell>
          <table:table-cell table:style-name="Таблица6.A2" office:value-type="string">
            <text:p text:style-name="P7">Каждый байт — адрес датчика</text:p>
          </table:table-cell>
          <table:table-cell table:style-name="Таблица6.C2" office:value-type="string">
            <text:p text:style-name="P6">Количество адресов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">Наименование</text:p>
          </table:table-cell>
          <table:table-cell table:style-name="Таблица7.A1" office:value-type="string">
            <text:p text:style-name="P4">Формат</text:p>
          </table:table-cell>
          <table:table-cell table:style-name="Таблица7.C1" office:value-type="string">
            <text:p text:style-name="P14">Размер (байт)</text:p>
          </table:table-cell>
        </table:table-row>
        <table:table-row>
          <table:table-cell table:style-name="Таблица7.A2" office:value-type="string">
            <text:p text:style-name="P6">Результат</text:p>
          </table:table-cell>
          <table:table-cell table:style-name="Таблица7.A2" office:value-type="string">
            <text:p text:style-name="P6">0 — нормально, не 0 — не нормально</text:p>
          </table:table-cell>
          <table:table-cell table:style-name="Таблица7.C2" office:value-type="float" office:value="1">
            <text:p text:style-name="P15">1</text:p>
          </table:table-cell>
        </table:table-row>
      </table:table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Запрос координат очагов.</text:p>
      <text:p text:style-name="P8"/>
      <text:p text:style-name="P5"><text:span text:style-name="T1">Команда:</text:span> 5</text:p>
      <text:p text:style-name="P3"/>
      <text:p text:style-name="P11">Параметры команды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">Наименование</text:p>
          </table:table-cell>
          <table:table-cell table:style-name="Таблица8.A1" office:value-type="string">
            <text:p text:style-name="P4">Формат</text:p>
          </table:table-cell>
          <table:table-cell table:style-name="Таблица8.C1" office:value-type="string">
            <text:p text:style-name="P14">Размер (байт)</text:p>
          </table:table-cell>
        </table:table-row>
        <table:table-row>
          <table:table-cell table:style-name="Таблица8.A2" office:value-type="string">
            <text:p text:style-name="P6">Список адресов датчиков</text:p>
          </table:table-cell>
          <table:table-cell table:style-name="Таблица8.A2" office:value-type="string">
            <text:p text:style-name="P7">Каждый байт — адрес датчика</text:p>
          </table:table-cell>
          <table:table-cell table:style-name="Таблица8.C2" office:value-type="string">
            <text:p text:style-name="P6">Количество адресов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4">Наименование</text:p>
          </table:table-cell>
          <table:table-cell table:style-name="Таблица9.A1" office:value-type="string">
            <text:p text:style-name="P4">Формат</text:p>
          </table:table-cell>
          <table:table-cell table:style-name="Таблица9.C1" office:value-type="string">
            <text:p text:style-name="P14">Размер (байт)</text:p>
          </table:table-cell>
        </table:table-row>
        <table:table-row>
          <table:table-cell table:style-name="Таблица9.A2" office:value-type="string">
            <text:p text:style-name="P2"/>
          </table:table-cell>
          <table:table-cell table:style-name="Таблица9.A2" office:value-type="string">
            <text:list xml:id="list31162346" text:style-name="L1">
              <text:list-item>
                <text:p text:style-name="P16">адрес (1 байт)</text:p>
              </text:list-item>
              <text:list-item>
                <text:p text:style-name="P16">число_очагов(1 байт)</text:p>
              </text:list-item>
            </text:list>
            <text:list xml:id="list31148154" text:style-name="L2">
              <text:list-item>
                <text:p text:style-name="P17">координаты центра первого очага. <text:s text:c="3"/><text:span text:style-name="T2">x – </text:span>1 байт, <text:span text:style-name="T2">y – </text:span>1 байт.</text:p>
              </text:list-item>
              <text:list-item>
                <text:p text:style-name="P17">высота очага (1 байт)</text:p>
              </text:list-item>
              <text:list-item>
                <text:p text:style-name="P17">ширина очага (1 байт)</text:p>
              </text:list-item>
              <text:list-item>
                <text:p text:style-name="P17">координаты центра второго очага. <text:s text:c="3"/><text:span text:style-name="T2">x – </text:span>1 байт, <text:span text:style-name="T2">y – </text:span>1 байт.</text:p>
              </text:list-item>
              <text:list-item>
                <text:p text:style-name="P17">высота очага (1 байт)</text:p>
              </text:list-item>
              <text:list-item>
                <text:p text:style-name="P17">ширина очага (1 байт)</text:p>
              </text:list-item>
              <text:list-item>
                <text:p text:style-name="P17">….......</text:p>
              </text:list-item>
              <text:list-item>
                <text:p text:style-name="P17">адрес (1 байт)</text:p>
              </text:list-item>
              <text:list-item>
                <text:p text:style-name="P17">число_очагов(1 байт)</text:p>
              </text:list-item>
              <text:list-item>
                <text:p text:style-name="P17">….......</text:p>
              </text:list-item>
            </text:list>
            <text:p text:style-name="P3"/>
            <text:p text:style-name="P3">Если очагов нет, то число очагов = 0 и координаты не указываются.</text:p>
          </table:table-cell>
          <table:table-cell table:style-name="Таблица9.C2" office:value-type="string">
            <text:p text:style-name="P13">неопределен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Запрос состояний устройств.</text:p>
      <text:p text:style-name="P8"/>
      <text:p text:style-name="P5"><text:span text:style-name="T1">Команда:</text:span> 6</text:p>
      <text:p text:style-name="P3"/>
      <text:p text:style-name="P11">Параметры команды:</text:p>
      <text:p text:style-name="P11"/>
      <text:p text:style-name="P12">Если параметров нет, то запрашиваются все адреса.</text:p>
      <text:p text:style-name="P12">Если параметры есть, то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4">Наименование</text:p>
          </table:table-cell>
          <table:table-cell table:style-name="Таблица10.A1" office:value-type="string">
            <text:p text:style-name="P4">Формат</text:p>
          </table:table-cell>
          <table:table-cell table:style-name="Таблица10.C1" office:value-type="string">
            <text:p text:style-name="P14">Размер (байт)</text:p>
          </table:table-cell>
        </table:table-row>
        <table:table-row>
          <table:table-cell table:style-name="Таблица10.A2" office:value-type="string">
            <text:p text:style-name="P6">Список адресов </text:p>
          </table:table-cell>
          <table:table-cell table:style-name="Таблица10.A2" office:value-type="string">
            <text:p text:style-name="P7">Каждый байт — адрес.</text:p>
          </table:table-cell>
          <table:table-cell table:style-name="Таблица10.C2" office:value-type="string">
            <text:p text:style-name="P6">Количество адресов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Наименование</text:p>
          </table:table-cell>
          <table:table-cell table:style-name="Таблица11.A1" office:value-type="string">
            <text:p text:style-name="P4">Формат</text:p>
          </table:table-cell>
          <table:table-cell table:style-name="Таблица11.C1" office:value-type="string">
            <text:p text:style-name="P14">Размер (байт)</text:p>
          </table:table-cell>
        </table:table-row>
        <table:table-row>
          <table:table-cell table:style-name="Таблица11.A2" office:value-type="string">
            <text:p text:style-name="P2">Состояние устройства</text:p>
          </table:table-cell>
          <table:table-cell table:style-name="Таблица11.A2" office:value-type="string">
            <text:p text:style-name="P3">По два байта на адрес.</text:p>
            <text:p text:style-name="P3">1-й байт — адрес.</text:p>
            <text:p text:style-name="P3">2-й байт — состояние:</text:p>
            <text:p text:style-name="P3"><text:s text:c="7"/>0 — ничего нет</text:p>
            <text:p text:style-name="P3"><text:s text:c="8"/>не 0 — что-то есть</text:p>
          </table:table-cell>
          <table:table-cell table:style-name="Таблица11.C2" office:value-type="string">
            <text:p text:style-name="P13">Число адресов * 2</text:p>
          </table:table-cell>
        </table:table-row>
      </table:table>
      <text:p text:style-name="P9"/>
      <text:p text:style-name="P9"/>
      <text:p text:style-name="P8">Сброс состояний устройств.</text:p>
      <text:p text:style-name="P8"/>
      <text:p text:style-name="P5"><text:span text:style-name="T1">Команда:</text:span> 7</text:p>
      <text:p text:style-name="P3"/>
      <text:p text:style-name="P11">Параметры команды:</text:p>
      <text:p text:style-name="P11"/>
      <text:p text:style-name="P12">Если параметров нет, то сбрасываются все адреса.</text:p>
      <text:p text:style-name="P12">Если параметры есть, то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">Наименование</text:p>
          </table:table-cell>
          <table:table-cell table:style-name="Таблица12.A1" office:value-type="string">
            <text:p text:style-name="P4">Формат</text:p>
          </table:table-cell>
          <table:table-cell table:style-name="Таблица12.C1" office:value-type="string">
            <text:p text:style-name="P14">Размер (байт)</text:p>
          </table:table-cell>
        </table:table-row>
        <table:table-row>
          <table:table-cell table:style-name="Таблица12.A2" office:value-type="string">
            <text:p text:style-name="P6">Список адресов </text:p>
          </table:table-cell>
          <table:table-cell table:style-name="Таблица12.A2" office:value-type="string">
            <text:p text:style-name="P7">Каждый байт — адрес</text:p>
          </table:table-cell>
          <table:table-cell table:style-name="Таблица12.C2" office:value-type="string">
            <text:p text:style-name="P6">Количество адресов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4">Наименование</text:p>
          </table:table-cell>
          <table:table-cell table:style-name="Таблица13.A1" office:value-type="string">
            <text:p text:style-name="P4">Формат</text:p>
          </table:table-cell>
          <table:table-cell table:style-name="Таблица13.C1" office:value-type="string">
            <text:p text:style-name="P14">Размер (байт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4:17:52.75</meta:creation-date>
    <dc:date>2012-08-21T11:02:01.57</dc:date>
    <meta:editing-duration>PT11H4M50S</meta:editing-duration>
    <meta:editing-cycles>62</meta:editing-cycles>
    <meta:generator>LibreOffice/3.3$Win32 LibreOffice_project/330m19$Build-401</meta:generator>
    <meta:print-date>2011-03-16T15:05:16.95</meta:print-date>
    <meta:document-statistic meta:table-count="14" meta:image-count="0" meta:object-count="0" meta:page-count="4" meta:paragraph-count="138" meta:word-count="360" meta:character-count="2292"/>
  </office:meta>
</office:document-meta>
</file>